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6f6" officeooo:paragraph-rsid="000b86f6"/>
    </style:style>
    <style:style style:name="P2" style:family="paragraph" style:parent-style-name="Standard">
      <style:text-properties officeooo:rsid="000cb1ed" officeooo:paragraph-rsid="000cb1ed"/>
    </style:style>
    <style:style style:name="P3" style:family="paragraph" style:parent-style-name="Standard">
      <style:text-properties officeooo:rsid="000e90d5" officeooo:paragraph-rsid="000e90d5"/>
    </style:style>
    <style:style style:name="P4" style:family="paragraph" style:parent-style-name="Standard">
      <style:text-properties officeooo:rsid="0010446f" officeooo:paragraph-rsid="0010446f"/>
    </style:style>
    <style:style style:name="T1" style:family="text">
      <style:text-properties officeooo:rsid="000c3c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vgbhrebvudfrebjrevbduljb</text:p>
      <text:p text:style-name="P1"/>
      <text:p text:style-name="P1">;<text:span text:style-name="T1">mcdewvmswmcvpoldmswcolvdms</text:span></text:p>
      <text:p text:style-name="P1"/>
      <text:p text:style-name="P2">eeeee</text:p>
      <text:p text:style-name="P3">dsfewfe</text:p>
      <text:p text:style-name="P3"/>
      <text:p text:style-name="P3"/>
      <text:p text:style-name="P4">dsdvfd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8:05:12.985348621</meta:creation-date>
    <dc:date>2020-03-30T11:43:51.639538069</dc:date>
    <meta:editing-duration>PT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5" meta:character-count="72" meta:non-whitespace-character-count="72"/>
  </office:meta>
</office:document-meta>
</file>